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2" style:parent-style-name="Standard" style:master-page-name="MP1" style:family="paragraph">
      <style:paragraph-properties fo:break-before="page"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46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47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48" style:parent-style-name="Standard" style:family="paragraph">
      <style:paragraph-properties fo:text-align="justify" fo:line-height="150%"/>
    </style:style>
    <style:style style:name="T4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0" style:parent-style-name="Fonteparág.padrão" style:family="text">
      <style:text-properties fo:font-size="10pt" style:font-size-asian="10pt" style:font-size-complex="10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53" style:parent-style-name="Standard" style:family="paragraph">
      <style:paragraph-properties fo:text-align="justify" fo:line-height="150%"/>
      <style:text-properties fo:font-size="10pt" style:font-size-asian="10pt" style:font-size-complex="10pt" fo:language="pt" fo:country="BR"/>
    </style:style>
    <style:style style:name="P54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55" style:parent-style-name="Standard" style:family="paragraph">
      <style:paragraph-properties fo:text-align="justify" fo:line-height="150%"/>
    </style:style>
    <style:style style:name="T5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7" style:parent-style-name="Fonteparág.padrão" style:family="text">
      <style:text-properties fo:color="#222222" fo:font-size="10pt" style:font-size-asian="10pt" style:font-size-complex="10pt" fo:background-color="#FFFFFF" fo:language="pt" fo:country="BR"/>
    </style:style>
    <style:style style:name="T58" style:parent-style-name="apple-converted-space" style:family="text">
      <style:text-properties fo:color="#222222" fo:font-size="10pt" style:font-size-asian="10pt" style:font-size-complex="10pt" fo:background-color="#FFFFFF" fo:language="pt" fo:country="BR"/>
    </style:style>
    <style:style style:name="T59" style:parent-style-name="apple-converted-space" style:family="text">
      <style:text-properties fo:color="#222222" fo:font-size="10pt" style:font-size-asian="10pt" style:font-size-complex="10pt" fo:background-color="#FFFFFF" fo:language="pt" fo:country="BR"/>
    </style:style>
    <style:style style:name="T60" style:parent-style-name="Fonteparág.padrão" style:family="text">
      <style:text-properties fo:color="#222222" fo:font-size="10pt" style:font-size-asian="10pt" style:font-size-complex="10pt" fo:background-color="#FFFFFF" fo:language="pt" fo:country="BR"/>
    </style:style>
    <style:style style:name="P61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2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  <style:style style:name="P6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9">Aluno</text:span><text:span text:style-name="T10">:<text:s/></text:span><text:span text:style-name="T11">Gabriel de Oliveira Moreira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1</text:span><text:span text:style-name="T20">6</text:span><text:span text:style-name="T21">/11/2013</text:span></text:p>
      <text:soft-page-break/>
      <text:p text:style-name="P22"><text:span text:style-name="T32">Fase/Iteração:</text:span><text:span text:style-name="T33"><text:s/>Sprint 7</text:span><text:span text:style-name="T34"><text:tab/></text:span><text:span text:style-name="T35"><text:tab/><text:s text:c="10"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s text:c="6"/></text:span><text:span text:style-name="T42">Esforço Total:<text:s/></text:span><text:span text:style-name="T43">2,5</text:span><text:span text:style-name="T44"><text:s/>horas</text:span></text:p>
      <text:p text:style-name="P45"/>
      <text:p text:style-name="P46">Atividade:<text:s/>Aplicar checklist Gerencia de Configuração <text:s text:c="13"/><text:tab/><text:tab/><text:s text:c="5"/>Esforço:<text:s/>2<text:s/>horas</text:p>
      <text:p text:style-name="P47">Descrição:<text:s/>Aplicar<text:s/>Checklist de Gerência de Configuração: https://code.google.com/p/relprev-022013/source/browse/trunk/artefatos_de_processo/GQA/Templates/RELPREV-022013-GQA-checklist_verificacao_gerencia_configuracao.docx</text:p>
      <text:p text:style-name="P48"><text:span text:style-name="T49">Produtos:<text:s/></text:span><text:span text:style-name="T50">RELPREV-022013-GQA-checklist_verificacao_gerencia_configuracao_sprint7.odt</text:span><text:span text:style-name="T51"><text:s/></text:span></text:p>
      <text:p text:style-name="P52">Artefato:<text:s/>Plano de Gerência de Configuração</text:p>
      <text:p text:style-name="P53"/>
      <text:p text:style-name="P54">Atividade: Preencher planilha MPS.BR para GCO <text:s text:c="12"/><text:tab/><text:tab/><text:s text:c="5"/>Esforço:<text:s/>30 minutos</text:p>
      <text:p text:style-name="P55"><text:span text:style-name="T56">Descrição:<text:s/></text:span><text:span text:style-name="T57">Preencher a planilha</text:span><text:span text:style-name="T58"> </text:span><text:span text:style-name="T59">MPS.BR<text:s/></text:span><text:span text:style-name="T60">apenas nas áreas correspondentes aos checklists aplicados, neste caso, GCO</text:span></text:p>
      <text:p text:style-name="P61">Produtos:<text:s/>planilha MPS.BR (GCO)</text:p>
      <text:p text:style-name="P62">Artefato:<text:s/>planilha MPS.BR (GCO)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emlista1" style:display-name="Sem lista1" style:family="paragraph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apple-converted-space" style:display-name="apple-converted-space" style:family="text" style:parent-style-name="Fonteparág.padrão"/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page-layout style:name="PL1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3" style:parent-style-name="Standard" style:family="paragraph">
      <style:paragraph-properties fo:margin-bottom="0in" fo:line-height="100%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7" style:parent-style-name="Standard" style:family="paragraph">
      <style:paragraph-properties fo:margin-bottom="0in" fo:line-height="100%"/>
    </style:style>
    <style:style style:name="T28" style:parent-style-name="Fonteparág.padrão" style:family="text">
      <style:text-properties style:font-name="Times New Roman" style:font-name-asian="Times New Roman" style:font-name-complex="Times New Roman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/>
    </style:style>
    <style:style style:name="P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Fábrica</text:span><text:span text:style-name="T4"><text:s/>de Software – Instituto de Informática – Universidade Federal de Goiás</text:span><text:span text:style-name="T5"><draw:frame draw:z-index="251659264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6">RELPREV</text:p>
        <text:p text:style-name="Standard"><text:span text:style-name="T7">Relatório Individual</text:span></text:p>
        <text:p text:style-name="P8"/>
      </style:header>
    </style:master-page>
    <style:master-page style:name="MP1" style:page-layout-name="PL1">
      <style:header>
        <text:p text:style-name="P23"><text:span text:style-name="T24">Fábrica</text:span><text:span text:style-name="T25"><text:s/>de Software – Instituto de Informática – Universidade Federal de Goiás</text:span><text:span text:style-name="T26"><draw:frame draw:z-index="251661312" draw:style-name="a1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27"><text:span text:style-name="T28">RELPREV</text:span></text:p>
        <text:p text:style-name="Standard"><text:span text:style-name="T29">Relatório</text:span><text:span text:style-name="T30"><text:s/>Individual</text:span></text:p>
        <text:p text:style-name="P3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briel</meta:initial-creator>
    <dc:creator>Gabriel de Oliveira Moreira</dc:creator>
    <meta:creation-date>2013-11-16T18:16:00Z</meta:creation-date>
    <dc:date>2013-11-16T18:27:00Z</dc:date>
    <meta:template xlink:href="Normal" xlink:type="simple"/>
    <meta:editing-cycles>2</meta:editing-cycles>
    <meta:editing-duration>PT660S</meta:editing-duration>
    <meta:document-statistic meta:page-count="2" meta:paragraph-count="1" meta:word-count="130" meta:character-count="837" meta:row-count="5" meta:non-whitespace-character-count="708"/>
  </office:meta>
</office:document-meta>
</file>